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.101cm" fo:margin-bottom="0.101cm" fo:line-height="150%"/>
      <style:text-properties style:font-name="Times New Roman" fo:font-size="12pt" fo:language="ru" fo:country="RU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="Times New Roman3" style:font-name-asian="Times New Roman3" style:font-name-complex="Times New Roman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style:font-name="Times New Roman" fo:font-size="11pt" style:font-name-asian="Times New Roman1" style:font-size-asian="12pt" style:font-name-complex="Times New Roman1" style:font-size-complex="12pt"/>
    </style:style>
    <style:style style:name="T7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Графический объект1" text:anchor-type="as-char" svg:width="0.926cm" svg:height="0.873cm" draw:z-index="0"><draw:image xlink:href="../../odt/images/3056.png" xlink:type="simple" xlink:show="embed" xlink:actuate="onLoad"/></draw:frame></text:p>
          </table:table-cell>
          <table:table-cell table:style-name="Таблица1.B1" office:value-type="string">
            <text:h text:style-name="Heading_20_1" text:outline-level="1">Сигнал меньше уставки</text:h>
          </table:table-cell>
        </table:table-row>
        <table:table-row>
          <table:table-cell table:style-name="Таблица1.A2" office:value-type="string">
            <text:p text:style-name="P2">в палитре</text:p>
          </table:table-cell>
          <table:table-cell table:style-name="Таблица1.B1" office:value-type="string">
            <text:p text:style-name="Text_20_body">| векторизован | <text:span text:style-name="T3">C-</text:span>код <text:span text:style-name="T3">|</text:span></text:p>
          </table:table-cell>
        </table:table-row>
        <table:table-row table:style-name="Таблица1.3">
          <table:table-cell table:style-name="Таблица1.A1" office:value-type="string">
            <text:p text:style-name="P1"><draw:frame draw:style-name="fr1" draw:name="Графический объект2" text:anchor-type="as-char" svg:width="1.693cm" svg:height="1.588cm" draw:z-index="0"><draw:image xlink:href="../../odt/images/3056_in_scheme.png" xlink:type="simple" xlink:show="embed" xlink:actuate="onLoad"/></draw:frame></text:p>
          </table:table-cell>
          <table:table-cell table:style-name="Таблица1.A1" office:value-type="string">
            <text:p text:style-name="Text_20_body"/>
          </table:table-cell>
        </table:table-row>
        <table:table-row table:style-name="Таблица1.3">
          <table:table-cell table:style-name="Таблица1.A4" office:value-type="string">
            <text:p text:style-name="P2">на схеме</text:p>
          </table:table-cell>
          <table:table-cell table:style-name="Таблица1.B4" office:value-type="string">
            <text:p text:style-name="Text_20_body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Блок представляет собой релейное звено с зоной нечувствительности<text:span text:style-name="T3">:</text:span> <text:span text:style-name="T4">н</text:span>а выходе блок формирует логическую 1, если входной сигнал <text:span text:style-name="T2">меньше</text:span> значения уставки, и логический 0, если сигнал стал больше уставки (с учетом зоны возврата, если она задана ненулевой):</text:p>
            <text:p text:style-name="P4"><text:span text:style-name="T6"><draw:frame draw:style-name="fr2" draw:name="Объект1" text:anchor-type="as-char" svg:width="6.468cm" svg:height="1.393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">,</text:span></text:p>
            <text:p text:style-name="Text_20_body"><text:span text:style-name="T7">где</text:span><text:span text:style-name="T7"><draw:frame draw:style-name="fr2" draw:name="Объект2" text:anchor-type="as-char" svg:width="1.055cm" svg:height="0.56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7">– входн</text:span><text:span text:style-name="T5">ой</text:span><text:span text:style-name="T7"> сигнал; </text:span><text:span text:style-name="T7"><draw:frame draw:style-name="fr2" draw:name="Объект3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7">– </text:span><text:span text:style-name="T5">выходной</text:span><text:span text:style-name="T7"> сигнал;</text:span><text:span text:style-name="T7"><draw:frame draw:style-name="fr2" draw:name="Объект4" text:anchor-type="as-char" svg:width="1.404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7">– величина </text:span><text:span text:style-name="T5">зоны возврата и уставка</text:span><text:span text:style-name="T7">.</text:span></text:p>
            <text:p text:style-name="Text_20_body">Блок представляет собой субмодель. Для того чтобы посмотреть структуру алгоритма – нажмите правой кнопкой «Действия» <text:span text:style-name="T1">→</text:span> «Войти в субмодель».</text:p>
            <text:p text:style-name="Text_20_body"><text:span text:style-name="T2">Свойства</text:span>:</text:p>
            <text:list xml:id="list5054159333316645101" text:style-name="L1">
              <text:list-item>
                <text:p text:style-name="P5">Уставка — величина уставки, с которой сравнивается входной сигнал. Другими словами, нижняя граница переключения релейного звена.</text:p>
              </text:list-item>
              <text:list-item>
                <text:p text:style-name="P5">Зона возврата — величина, которая суммируется с уставкой для формирования верхней границы переключения релейного звена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игнал меньше уставки</dc:title>
    <dc:date>2012-03-30T15:56:39.29</dc:date>
    <meta:generator>OpenOffice_Beta/4.1.0$Win32 OpenOffice.org_project/410m14$Build-9760</meta:generator>
    <meta:editing-duration>PT2H55M28S</meta:editing-duration>
    <meta:editing-cycles>64</meta:editing-cycles>
    <meta:document-statistic meta:table-count="1" meta:image-count="2" meta:object-count="4" meta:page-count="1" meta:paragraph-count="13" meta:word-count="115" meta:character-count="791"/>
  </office:meta>
</office:document-meta>
</file>

<file path=Object 1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a</mi>
      <mi>,</mi>
      <mi/>
      <msub>
        <mi>u</mi>
        <mn>0</mn>
      </msub>
    </mrow>
    <annotation encoding="StarMath 5.0">a,~u_0</annotation>
  </semantics>
</math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/>
                    <mi>u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i/>
                    </mrow>
                    <msub>
                      <mi>u</mi>
                      <mn>0</mn>
                    </msub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i>u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gt;</mo>
                      <mi/>
                    </mrow>
                    <mrow>
                      <msub>
                        <mi>u</mi>
                        <mn>0</mn>
                      </msub>
                      <mo stretchy="false">+</mo>
                      <mi>a</mi>
                    </mrow>
                  </mrow>
                </mtd>
              </mtr>
            </mtable>
          </mrow>
        </mrow>
      </mrow>
    </mrow>
    <annotation encoding="StarMath 5.0">y(t) = left lbrace stack{
alignl 1, ~ если ~ u(t) ~&lt;~ u_0 #
alignl 0, ~ если ~ u(t) ~&gt;~ u_0 + a}  right none
</annotation>
  </semantics>
</math>
</file>